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" svg:font-family="Times" style:font-family-generic="roman"/>
    <style:font-face style:name="Droid Sans Devanagari1" svg:font-family="'Droid Sans Devanagari'" style:font-family-generic="swiss"/>
    <style:font-face style:name="Liberation Sans1" svg:font-family="'Liberation Sans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Oxygen-Sans" svg:font-family="Oxygen-Sans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l" style:family="table">
      <style:table-properties style:width="11.499cm" fo:margin-left="1.011cm" fo:margin-right="1.011cm" table:align="margins"/>
    </style:style>
    <style:style style:name="tablal.A" style:family="table-column">
      <style:table-column-properties style:column-width="3.5cm" style:rel-column-width="1984*"/>
    </style:style>
    <style:style style:name="tablal.B" style:family="table-column">
      <style:table-column-properties style:column-width="7.999cm" style:rel-column-width="4535*"/>
    </style:style>
    <style:style style:name="tablal.A1" style:family="table-cell">
      <style:table-cell-properties style:vertical-align="middle" fo:padding="0.097cm" fo:border="0.05pt solid #000000"/>
    </style:style>
    <style:style style:name="tablal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l.B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l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l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l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l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margin-left="1.251cm" fo:margin-right="0cm" fo:line-height="150%" fo:text-indent="0cm" style:auto-text-indent="false"/>
      <style:text-properties style:font-name="Liberation Sans" fo:font-size="12pt" officeooo:rsid="000f01de" officeooo:paragraph-rsid="000f01de" style:font-size-asian="12pt" style:font-size-complex="12pt"/>
    </style:style>
    <style:style style:name="P2" style:family="paragraph" style:parent-style-name="Preformatted_20_Text">
      <style:paragraph-properties fo:margin-left="1.251cm" fo:margin-right="0cm" fo:margin-top="0.101cm" fo:margin-bottom="0.101cm" loext:contextual-spacing="false" fo:line-height="150%" fo:text-indent="0cm" style:auto-text-indent="false"/>
      <style:text-properties style:font-name="Liberation Sans" fo:font-size="12pt" officeooo:rsid="000f01de" officeooo:paragraph-rsid="000f01de" style:font-size-asian="12pt" style:font-size-complex="12pt"/>
    </style:style>
    <style:style style:name="P3" style:family="paragraph" style:parent-style-name="Preformatted_20_Text">
      <style:text-properties style:font-name="Liberation Sans" fo:font-size="12pt" officeooo:rsid="000f01de" officeooo:paragraph-rsid="000f01de" style:font-size-asian="12pt" style:font-size-complex="12pt"/>
    </style:style>
    <style:style style:name="P4" style:family="paragraph" style:parent-style-name="Preformatted_20_Text">
      <style:text-properties style:font-name="Liberation Sans" fo:font-size="12pt" officeooo:rsid="000f01de" officeooo:paragraph-rsid="001d8b90" style:font-name-asian="Droid Sans Fallback1" style:font-size-asian="12pt" style:font-name-complex="Liberation Mono" style:font-size-complex="12pt"/>
    </style:style>
    <style:style style:name="P5" style:family="paragraph" style:parent-style-name="Preformatted_20_Text">
      <style:paragraph-properties fo:text-align="start" style:justify-single-word="false"/>
      <style:text-properties style:font-name="Liberation Sans" fo:font-size="12pt" officeooo:rsid="000f01de" officeooo:paragraph-rsid="001d8b90" style:font-name-asian="Droid Sans Fallback1" style:font-size-asian="12pt" style:font-name-complex="Liberation Mono" style:font-size-complex="12pt"/>
    </style:style>
    <style:style style:name="P6" style:family="paragraph" style:parent-style-name="Preformatted_20_Text">
      <style:text-properties style:font-name="Liberation Sans" fo:font-size="12pt" officeooo:rsid="000f01de" officeooo:paragraph-rsid="002218e1" style:font-name-asian="Droid Sans Fallback1" style:font-size-asian="12pt" style:font-name-complex="Liberation Mono" style:font-size-complex="12pt"/>
    </style:style>
    <style:style style:name="P7" style:family="paragraph" style:parent-style-name="Preformatted_20_Text">
      <loext:graphic-properties draw:fill="solid" draw:fill-color="#000000" draw:opacity="100%"/>
      <style:paragraph-properties fo:text-align="center" style:justify-single-word="false" fo:background-color="#000000"/>
      <style:text-properties style:font-name="Liberation Sans" fo:font-size="16pt" officeooo:rsid="000f01de" officeooo:paragraph-rsid="000f01de" fo:background-color="transparent" style:font-size-asian="16pt" style:font-size-complex="16pt"/>
    </style:style>
    <style:style style:name="P8" style:family="paragraph" style:parent-style-name="Preformatted_20_Text">
      <loext:graphic-properties draw:fill="solid" draw:fill-color="#000000" draw:opacity="100%"/>
      <style:paragraph-properties fo:text-align="center" style:justify-single-word="false" fo:background-color="#000000"/>
      <style:text-properties style:font-name="Liberation Sans" fo:font-size="16pt" officeooo:rsid="000f01de" officeooo:paragraph-rsid="000f01de" fo:background-color="transparent" style:font-name-asian="Droid Sans Fallback1" style:font-size-asian="16pt" style:font-name-complex="Liberation Mono" style:font-size-complex="16pt"/>
    </style:style>
    <style:style style:name="P9" style:family="paragraph" style:parent-style-name="Preformatted_20_Text">
      <style:text-properties style:font-name="Times" fo:font-size="12pt" officeooo:rsid="000f01de" officeooo:paragraph-rsid="001d8b90" style:font-size-asian="12pt" style:font-size-complex="12pt"/>
    </style:style>
    <style:style style:name="P10" style:family="paragraph" style:parent-style-name="Preformatted_20_Text" style:list-style-name="L4">
      <style:text-properties style:font-name="Times" fo:font-size="12pt" officeooo:rsid="000f01de" officeooo:paragraph-rsid="001d8b90" style:font-size-asian="12pt" style:font-size-complex="12pt"/>
    </style:style>
    <style:style style:name="P11" style:family="paragraph" style:parent-style-name="Preformatted_20_Text" style:list-style-name="L5">
      <style:text-properties style:font-name="Times" fo:font-size="12pt" officeooo:rsid="000f01de" officeooo:paragraph-rsid="001d8b90" style:font-size-asian="12pt" style:font-size-complex="12pt"/>
    </style:style>
    <style:style style:name="P12" style:family="paragraph" style:parent-style-name="Preformatted_20_Text" style:list-style-name="L5">
      <style:text-properties style:font-name="Times" fo:font-size="12pt" officeooo:rsid="000f01de" officeooo:paragraph-rsid="001d8b90" style:font-name-asian="Droid Sans Fallback1" style:font-size-asian="12pt" style:font-name-complex="Liberation Mono" style:font-size-complex="12pt"/>
    </style:style>
    <style:style style:name="P13" style:family="paragraph" style:parent-style-name="Preformatted_20_Text">
      <style:paragraph-properties fo:margin-left="0cm" fo:margin-right="0cm" fo:line-height="150%" fo:text-indent="0cm" style:auto-text-indent="false"/>
      <style:text-properties style:font-name="Liberation Sans" fo:font-size="12pt" officeooo:rsid="000f01de" officeooo:paragraph-rsid="000f01de" style:font-size-asian="12pt" style:font-size-complex="12pt"/>
    </style:style>
    <style:style style:name="P14" style:family="paragraph" style:parent-style-name="Preformatted_20_Text">
      <loext:graphic-properties draw:fill="none"/>
      <style:paragraph-properties fo:margin-left="0.6cm" fo:margin-right="0cm" fo:margin-top="0cm" fo:margin-bottom="0cm" loext:contextual-spacing="false" fo:text-indent="0cm" style:auto-text-indent="false" fo:background-color="transparent"/>
      <style:text-properties style:font-name="Liberation Sans" fo:font-size="12pt" officeooo:rsid="000f01de" officeooo:paragraph-rsid="000f01de" style:font-size-asian="12pt" style:font-size-complex="12pt"/>
    </style:style>
    <style:style style:name="P15" style:family="paragraph" style:parent-style-name="Preformatted_20_Text" style:list-style-name="L2">
      <loext:graphic-properties draw:fill="none"/>
      <style:paragraph-properties fo:margin-left="0.6cm" fo:margin-right="0cm" fo:margin-top="0cm" fo:margin-bottom="0cm" loext:contextual-spacing="false" fo:text-indent="0cm" style:auto-text-indent="false" fo:background-color="transparent"/>
      <style:text-properties style:font-name="Liberation Sans" fo:font-size="12pt" officeooo:rsid="000f01de" officeooo:paragraph-rsid="000f01de" style:font-size-asian="12pt" style:font-size-complex="12pt"/>
    </style:style>
    <style:style style:name="P16" style:family="paragraph" style:parent-style-name="Preformatted_20_Text" style:list-style-name="L3">
      <loext:graphic-properties draw:fill="none"/>
      <style:paragraph-properties fo:margin-left="0.6cm" fo:margin-right="0cm" fo:margin-top="0cm" fo:margin-bottom="0cm" loext:contextual-spacing="false" fo:text-indent="0cm" style:auto-text-indent="false" fo:background-color="transparent"/>
      <style:text-properties style:font-name="Liberation Sans" fo:font-size="12pt" officeooo:rsid="000f01de" officeooo:paragraph-rsid="000f01de" style:font-size-asian="12pt" style:font-size-complex="12pt"/>
    </style:style>
    <style:style style:name="P17" style:family="paragraph" style:parent-style-name="Preformatted_20_Text">
      <loext:graphic-properties draw:fill="none"/>
      <style:paragraph-properties fo:margin-left="0.6cm" fo:margin-right="0cm" fo:margin-top="0cm" fo:margin-bottom="0cm" loext:contextual-spacing="false" fo:line-height="150%" fo:text-align="justify" style:justify-single-word="false" fo:text-indent="0cm" style:auto-text-indent="false" fo:background-color="transparent">
        <style:tab-stops>
          <style:tab-stop style:position="0.503cm"/>
        </style:tab-stops>
      </style:paragraph-properties>
      <style:text-properties style:font-name="Liberation Sans" fo:font-size="12pt" officeooo:rsid="000f01de" officeooo:paragraph-rsid="000f01de" style:font-size-asian="12pt" style:font-size-complex="12pt"/>
    </style:style>
    <style:style style:name="P18" style:family="paragraph" style:parent-style-name="Preformatted_20_Text">
      <loext:graphic-properties draw:fill="none"/>
      <style:paragraph-properties fo:margin-left="0.6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style:font-name="Liberation Sans" fo:font-size="12pt" officeooo:rsid="000f01de" officeooo:paragraph-rsid="000f01de" style:font-size-asian="12pt" style:font-size-complex="12pt"/>
    </style:style>
    <style:style style:name="P19" style:family="paragraph" style:parent-style-name="Preformatted_20_Text">
      <loext:graphic-properties draw:fill="none"/>
      <style:paragraph-properties fo:margin-left="0.6cm" fo:margin-right="0cm" fo:margin-top="0cm" fo:margin-bottom="0cm" loext:contextual-spacing="false" fo:text-indent="0cm" style:auto-text-indent="false" fo:background-color="transparent"/>
      <style:text-properties style:font-name="Liberation Sans" fo:font-size="12pt" fo:font-weight="bold" officeooo:rsid="000f01de" officeooo:paragraph-rsid="000f01de" style:font-size-asian="12pt" style:font-weight-asian="bold" style:font-size-complex="12pt" style:font-weight-complex="bold"/>
    </style:style>
    <style:style style:name="P20" style:family="paragraph" style:parent-style-name="Preformatted_20_Text" style:master-page-name="">
      <loext:graphic-properties draw:fill="none"/>
      <style:paragraph-properties fo:margin-left="0.6cm" fo:margin-right="0cm" fo:margin-top="0cm" fo:margin-bottom="0cm" loext:contextual-spacing="false" fo:text-indent="0cm" style:auto-text-indent="false" style:page-number="auto" fo:background-color="transparent"/>
      <style:text-properties style:font-name="Liberation Sans" fo:font-size="12pt" fo:font-weight="bold" officeooo:rsid="000f01de" officeooo:paragraph-rsid="000f01de" style:font-size-asian="12pt" style:font-weight-asian="bold" style:font-size-complex="12pt" style:font-weight-complex="bold"/>
    </style:style>
    <style:style style:name="P21" style:family="paragraph" style:parent-style-name="Preformatted_20_Text" style:master-page-name="">
      <loext:graphic-properties draw:fill="none"/>
      <style:paragraph-properties fo:margin-left="0.6cm" fo:margin-right="0cm" fo:margin-top="0cm" fo:margin-bottom="0cm" loext:contextual-spacing="false" fo:text-indent="0cm" style:auto-text-indent="false" style:page-number="auto" fo:background-color="transparent"/>
      <style:text-properties style:font-name="Liberation Sans" fo:font-size="12pt" officeooo:rsid="000f01de" officeooo:paragraph-rsid="000f01de" style:font-size-asian="12pt" style:font-size-complex="12pt"/>
    </style:style>
    <style:style style:name="P2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font-name="Liberation Sans" fo:font-size="12pt" officeooo:rsid="000f01de" officeooo:paragraph-rsid="000f01de" style:font-size-asian="12pt" style:font-size-complex="12pt"/>
    </style:style>
    <style:style style:name="P23" style:family="paragraph" style:parent-style-name="Preformatted_20_Text" style:list-style-name="L1">
      <loext:graphic-properties draw:fill="none"/>
      <style:paragraph-properties fo:margin-left="0.7cm" fo:margin-right="0cm" fo:margin-top="0cm" fo:margin-bottom="0cm" loext:contextual-spacing="false" fo:text-indent="0.499cm" style:auto-text-indent="false" fo:background-color="transparent">
        <style:tab-stops>
          <style:tab-stop style:position="0.847cm"/>
          <style:tab-stop style:position="1.032cm"/>
          <style:tab-stop style:position="1.27cm"/>
        </style:tab-stops>
      </style:paragraph-properties>
      <style:text-properties style:font-name="Liberation Sans" fo:font-size="12pt" officeooo:rsid="000f01de" officeooo:paragraph-rsid="000f01de" style:font-size-asian="12pt" style:font-size-complex="12pt"/>
    </style:style>
    <style:style style:name="P24" style:family="paragraph" style:parent-style-name="Preformatted_20_Text" style:list-style-name="L1" style:master-page-name="">
      <loext:graphic-properties draw:fill="none"/>
      <style:paragraph-properties fo:margin-left="0.7cm" fo:margin-right="0cm" fo:margin-top="0cm" fo:margin-bottom="0cm" loext:contextual-spacing="false" fo:text-indent="0.499cm" style:auto-text-indent="false" style:page-number="auto" fo:background-color="transparent">
        <style:tab-stops>
          <style:tab-stop style:position="0.847cm"/>
          <style:tab-stop style:position="1.032cm"/>
          <style:tab-stop style:position="1.27cm"/>
        </style:tab-stops>
      </style:paragraph-properties>
      <style:text-properties style:font-name="Liberation Sans" fo:font-size="12pt" officeooo:rsid="000f01de" officeooo:paragraph-rsid="000f01de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fo:font-size="12pt" officeooo:rsid="001d8b90" officeooo:paragraph-rsid="001d8b90" style:font-name-asian="Droid Sans Fallback1" style:font-size-asian="12pt" style:font-name-complex="Liberation Mono" style:font-size-complex="12pt"/>
    </style:style>
    <style:style style:name="P26" style:family="paragraph" style:parent-style-name="Footer">
      <style:paragraph-properties fo:text-align="start" style:justify-single-word="false"/>
      <style:text-properties style:font-name="Liberation Sans" officeooo:rsid="00172bbe" officeooo:paragraph-rsid="00172bbe"/>
    </style:style>
    <style:style style:name="T1" style:family="text">
      <style:text-properties officeooo:rsid="0012486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Liberation Sans1" officeooo:rsid="00124868" style:font-name-asian="Droid Sans Fallback1" style:font-name-complex="Liberation Mono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position="super 58%"/>
    </style:style>
    <style:style style:name="T7" style:family="text">
      <style:text-properties style:text-position="sub 58%"/>
    </style:style>
    <style:style style:name="T8" style:family="text">
      <style:text-properties fo:font-size="14pt"/>
    </style:style>
    <style:style style:name="T9" style:family="text">
      <style:text-properties officeooo:rsid="002218e1"/>
    </style:style>
    <style:style style:name="T10" style:family="text">
      <style:text-properties fo:font-size="22pt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ize="22pt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ize="22pt" fo:font-style="normal" fo:text-shadow="1pt 1pt" fo:font-weight="bold" style:font-style-asian="normal" style:font-weight-asian="bold" style:font-style-complex="normal" style:font-weight-complex="bold"/>
    </style:style>
    <style:style style:name="T13" style:family="text">
      <style:text-properties officeooo:rsid="00124868" style:font-name-asian="Droid Sans Fallback1" style:font-name-complex="Liberation Mono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986*" fo:start-indent="0cm" fo:end-indent="0cm"/>
          <style:column style:rel-width="4986*" fo:start-indent="0cm" fo:end-indent="0cm"/>
        </style:columns>
      </style:section-properties>
    </style:style>
    <text:list-style style:name="L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7">MISE EN FORME D'UN TEXTE</text:p>
      <text:p text:style-name="P3"/>
      <text:p text:style-name="P2"><text:tab/>La structure d'un document, vue par le logiciel de traitement de textes est la suivante : <text:span text:style-name="T2">Caractères, Paragraphes, Sections, Document</text:span>. Chaque propriété de mise en forme s'applique à un de ces niveaux.</text:p>
      <text:p text:style-name="P13"><text:tab/><text:tab/>Dans les documents, les changements de paragraphe <text:tab/>sont ma<text:span text:style-name="T1">r</text:span>qués par le caractère non imprimable <text:span text:style-name="T13">¶</text:span> . Pour revenir <text:tab/>à la ligne sans changer de paragraphe sélectionner le choix <text:tab/><text:span text:style-name="T3">Saut de ligne</text:span> dans le menu I<text:span text:style-name="T3">nsertion / Saut manuel</text:span> (ou <text:tab/>utiliser le raccourci <text:span text:style-name="T3">Shift </text:span>+ <text:span text:style-name="T3">Entrée</text:span>).<text:line-break/> <text:tab/><text:tab/>Pour créer une nouvelle section il faut sélectionner <text:tab/><text:span text:style-name="T3">Section...</text:span> dans le menu <text:span text:style-name="T3">Insertion.</text:span></text:p>
      <text:p text:style-name="P1"><text:tab/>Voici les principales mises en forme utilisées dans les traitements de texte, classées par niveaux :</text:p>
      <text:p text:style-name="P3"/>
      <text:section text:style-name="Sect1" text:name="Section1">
        <text:p text:style-name="P20">Attributs de paragraphe :</text:p>
        <text:p text:style-name="P14">Tous ces attributs sont accessibles dans les différents onglets du menu <text:span text:style-name="T3">Format/Paragraphe</text:span> (ou à travers différents outils de la barre d'Outils)</text:p>
        <text:list xml:id="list680081242128775867" text:style-name="L1">
          <text:list-item>
            <text:p text:style-name="P24">Retrait à gauche (avant le texte)</text:p>
          </text:list-item>
          <text:list-item>
            <text:p text:style-name="P23">Retrait de première ligne </text:p>
          </text:list-item>
          <text:list-item>
            <text:p text:style-name="P23">Retrait à droite (après le texte)</text:p>
          </text:list-item>
          <text:list-item>
            <text:p text:style-name="P23">Justifications </text:p>
          </text:list-item>
          <text:list-item>
            <text:p text:style-name="P23">Interligne </text:p>
          </text:list-item>
          <text:list-item>
            <text:p text:style-name="P23">Tabulations</text:p>
          </text:list-item>
          <text:list-item>
            <text:p text:style-name="P23">Trame de fond (Arrière Plan)</text:p>
          </text:list-item>
        </text:list>
        <text:p text:style-name="P22"><text:span text:style-name="T2">Attributs de caractère : </text:span></text:p>
        <text:p text:style-name="P14">menu <text:span text:style-name="T3">Format/Caractère</text:span></text:p>
        <text:list xml:id="list9209106455878682735" text:style-name="L2">
          <text:list-item>
            <text:p text:style-name="P15">Police de caractère</text:p>
          </text:list-item>
          <text:list-item>
            <text:p text:style-name="P15">Taille des caractères</text:p>
          </text:list-item>
          <text:list-item>
            <text:p text:style-name="P15">Styles (gras, italique,...etc.)</text:p>
          </text:list-item>
          <text:list-item>
            <text:p text:style-name="P15">Couleur</text:p>
          </text:list-item>
          <text:list-item>
            <text:p text:style-name="P15">Casse (Majuscule,...)</text:p>
          </text:list-item>
          <text:list-item>
            <text:p text:style-name="P15">Indice, Exposant, Relief,...</text:p>
          </text:list-item>
        </text:list>
        <text:p text:style-name="P14"/>
        <text:p text:style-name="P19">Attributs de section :</text:p>
        <text:p text:style-name="P14">menu <text:span text:style-name="T3">Format/Page</text:span></text:p>
        <text:list xml:id="list2485200394786592118" text:style-name="L3">
          <text:list-item>
            <text:p text:style-name="P16">Paramètres de la page : orientation (portrait/paysage), taille du papier, marges, etc</text:p>
          </text:list-item>
          <text:list-item>
            <text:p text:style-name="P16">Entêtes et pieds de page</text:p>
          </text:list-item>
          <text:list-item>
            <text:p text:style-name="P16">Colonne</text:p>
          </text:list-item>
        </text:list>
        <text:p text:style-name="P14"/>
      </text:section>
      <text:p text:style-name="P3"/>
      <text:p text:style-name="P3"/>
      <text:p text:style-name="P3"/>
      <text:p text:style-name="P8">Styles</text:p>
      <text:p text:style-name="P21"><text:soft-page-break/></text:p>
      <text:p text:style-name="P17"><text:tab/><text:tab/>A chaque style correspond un ensemble de mises en forme de paragraphe et/ou de caractère. On peut associer un style à tout élément d'un document. Modifier le style permet alors de changer la mise en forme de tous les éléments correspondants.</text:p>
      <text:p text:style-name="P18"><text:tab/>Grâce à la fenêtre générée par Format/Style_et_formatage, on peut affecter un style à un élément, ajouter de nouveaux styles, redéfinir des styles existants, etc</text:p>
      <text:p text:style-name="P18"><text:tab/>En outre, les styles servent de base pour la création des tables des matières. La table des matières se définit à travers les onglets du menu Insertion/Index_et_tables.</text:p>
      <text:p text:style-name="P14"><text:s text:c="5"/></text:p>
      <table:table table:name="tablal" table:style-name="tablal">
        <table:table-column table:style-name="tablal.A"/>
        <table:table-column table:style-name="tablal.B"/>
        <table:table-row>
          <table:table-cell table:style-name="tablal.A1" table:number-columns-spanned="2" office:value-type="string">
            <text:p text:style-name="P5">QUELQUES ATTRIBUTS DE CARACTÈRE ACCESSIBLES DANS LE MENU FORMAT/CARACTÈRE ONGLET POLICE</text:p>
          </table:table-cell>
          <table:covered-table-cell/>
        </table:table-row>
        <table:table-row>
          <table:table-cell table:style-name="tablal.A2" office:value-type="string">
            <text:p text:style-name="P25">Attribut</text:p>
          </table:table-cell>
          <table:table-cell table:style-name="tablal.B2" office:value-type="string">
            <text:p text:style-name="P25">Effet</text:p>
          </table:table-cell>
        </table:table-row>
        <table:table-row>
          <table:table-cell table:style-name="tablal.A3" office:value-type="string">
            <text:p text:style-name="P4">Police de caractère (ou &lt;&lt;Fonte&gt;&gt;)</text:p>
          </table:table-cell>
          <table:table-cell table:style-name="tablal.B3" office:value-type="string">
            <text:p text:style-name="P6">Il s'agit du dessin de chaque caractère imprimable. En effet, la même lettre « a » peut être dessinée de façon très différente : a , <text:span text:style-name="T8">a</text:span> , <text:span text:style-name="T9">α</text:span>, <text:span text:style-name="T12">a</text:span> ... L'ensemble des caractères (lettres, chiffres et symboles divers) dessinés selon un même style graphique est appelée une « police de caractères ». Pour l'identifier, chaque police a reçu un nom (par exemple : Garamont, Times <text:s/>Symbol ou Wide Latin).</text:p>
          </table:table-cell>
        </table:table-row>
        <table:table-row>
          <table:table-cell table:style-name="tablal.A3" office:value-type="string">
            <text:p text:style-name="P4">Taille des caractères</text:p>
          </table:table-cell>
          <table:table-cell table:style-name="tablal.B4" office:value-type="string">
            <text:p text:style-name="P4">La taille des caractères est classiquement mesurée en « nombre de points ». La hauteur standard est de 12 pts. Plus ce chiffre est augmenté plus les caractères sont grands ; plus il est diminué (de façon raisonnable jusqu'à 7 pts), plus les caractères sont petits.</text:p>
          </table:table-cell>
        </table:table-row>
        <table:table-row>
          <table:table-cell table:style-name="tablal.A3" office:value-type="string">
            <text:p text:style-name="P4">Styles</text:p>
          </table:table-cell>
          <table:table-cell table:style-name="tablal.B5" office:value-type="string">
            <text:p text:style-name="P9">Il est possible d'appliquer aux caractères des styles de présentation différents :</text:p>
            <text:list xml:id="list969063862328446004" text:style-name="L4">
              <text:list-item>
                <text:p text:style-name="P10">écriture <text:span text:style-name="T2">en gras</text:span></text:p>
              </text:list-item>
              <text:list-item>
                <text:p text:style-name="P10">écriture <text:span text:style-name="T3">en italique</text:span></text:p>
              </text:list-item>
              <text:list-item>
                <text:p text:style-name="P10">écriture <text:span text:style-name="T5">soulignée</text:span></text:p>
              </text:list-item>
            </text:list>
            <text:list xml:id="list3630443295236296015" text:style-name="L5">
              <text:list-item>
                <text:p text:style-name="P11"><text:soft-page-break/>écriture <text:span text:style-name="T6">en exposant</text:span></text:p>
              </text:list-item>
              <text:list-item>
                <text:p text:style-name="P12">écriture <text:span text:style-name="T7">en indice</text:span></text:p>
              </text:list-item>
            </text:list>
          </table:table-cell>
        </table:table-row>
      </table:table>
      <text:p text:style-name="P3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><text:s text:c="5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" svg:font-family="Times" style:font-family-generic="roman"/>
    <style:font-face style:name="Droid Sans Devanagari1" svg:font-family="'Droid Sans Devanagari'" style:font-family-generic="swiss"/>
    <style:font-face style:name="Liberation Sans1" svg:font-family="'Liberation Sans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Oxygen-Sans" svg:font-family="Oxygen-Sans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Liberation Sans" officeooo:rsid="00172bbe" officeooo:paragraph-rsid="00172bbe"/>
    </style:style>
    <style:page-layout style:name="Mpm1">
      <style:page-layout-properties fo:page-width="21.59cm" fo:page-height="27.94cm" style:num-format="1" style:print-orientation="portrait" fo:margin-top="2cm" fo:margin-bottom="2cm" fo:margin-left="4.498cm" fo:margin-right="3.572cm" style:shadow="none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06pt solid #000000" fo:border-bottom="none" fo:border-left="none" fo:border-right="none" fo:padding="0.101cm" style:shadow="none" fo:background-color="transparent" style:dynamic-spacing="false" draw:fill="non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BUREAUTIQUE<text:tab/> <text:s text:c="39"/>TRAITEMENT DE TEXTE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dc:date>2015-10-13T09:43:12.194692691</dc:date>
    <meta:editing-duration>PT2H56M44S</meta:editing-duration>
    <meta:editing-cycles>25</meta:editing-cycles>
    <meta:document-statistic meta:table-count="1" meta:image-count="0" meta:object-count="0" meta:page-count="3" meta:paragraph-count="48" meta:word-count="487" meta:character-count="3016" meta:non-whitespace-character-count="2523"/>
  </office:meta>
</office:document-meta>
</file>